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54449e" officeooo:paragraph-rsid="0054449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1ec5aa" officeooo:paragraph-rsid="001ec5aa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206ca2" officeooo:paragraph-rsid="00206ca2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2bac0b" officeooo:paragraph-rsid="002bac0b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2c806f" officeooo:paragraph-rsid="002c806f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4b0515" officeooo:paragraph-rsid="004b0515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5f7e2c" officeooo:paragraph-rsid="005f7e2c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5f7e2c" officeooo:paragraph-rsid="007499cb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5f7e2c" officeooo:paragraph-rsid="007bacf6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5f7e2c" officeooo:paragraph-rsid="00808ce9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5f7e2c" officeooo:paragraph-rsid="00893e46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5f7e2c" officeooo:paragraph-rsid="005f7e2c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paragraph-rsid="004b0515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paragraph-rsid="00334a86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officeooo:rsid="004bfcfc" officeooo:paragraph-rsid="005f7e2c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22100" officeooo:paragraph-rsid="00622100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3e7c1" officeooo:paragraph-rsid="0063e7c1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3e7c1" officeooo:paragraph-rsid="006bcbf6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d5c2d" officeooo:paragraph-rsid="006d5c2d" style:font-name-asian="Monospace" style:font-size-asian="10pt" style:font-name-complex="Monospace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d5c2d" officeooo:paragraph-rsid="006e9fdc" style:font-name-asian="Monospace" style:font-size-asian="10pt" style:font-name-complex="Monospace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6ee02d" officeooo:paragraph-rsid="008b696e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808ce9" officeooo:paragraph-rsid="00808ce9" style:font-name-asian="Monospace" style:font-size-asian="10pt" style:font-name-complex="Monospace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842189" officeooo:paragraph-rsid="00842189" style:font-name-asian="Monospace" style:font-size-asian="10pt" style:font-name-complex="Monospace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8a2a0b" officeooo:paragraph-rsid="008a2a0b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8d30ea" officeooo:paragraph-rsid="008b696e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8b696e" officeooo:paragraph-rsid="008b696e" style:font-name-asian="Monospace" style:font-size-asian="10pt" style:font-name-complex="Monospace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officeooo:rsid="005f7e2c" officeooo:paragraph-rsid="005f7e2c" style:font-name-asian="Monospace" style:font-size-asian="10pt" style:font-name-complex="Monospace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text-underline-style="solid" style:text-underline-width="auto" style:text-underline-color="font-color" officeooo:rsid="006bcbf6" officeooo:paragraph-rsid="006bcbf6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fo:font-weight="normal" officeooo:rsid="00334a86" officeooo:paragraph-rsid="005f7e2c" style:font-name-asian="Monospace" style:font-size-asian="10pt" style:font-weight-asian="normal" style:font-name-complex="Monospace" style:font-size-complex="10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officeooo:paragraph-rsid="00334a86"/>
    </style:style>
    <style:style style:name="P32" style:family="paragraph" style:parent-style-name="Standard">
      <style:paragraph-properties fo:text-align="justify" style:justify-single-word="false" style:text-autospace="none"/>
      <style:text-properties officeooo:rsid="001ec5aa" officeooo:paragraph-rsid="001ec5aa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Monospace" fo:font-size="10pt" officeooo:paragraph-rsid="00465ee1" style:font-name-asian="Monospace" style:font-size-asian="10pt" style:font-name-complex="Monospace" style:font-size-complex="10pt"/>
    </style:style>
    <style:style style:name="P34" style:family="paragraph" style:parent-style-name="Standard" style:list-style-name="L1">
      <style:paragraph-properties fo:text-align="justify" style:justify-single-word="false" style:text-autospace="none"/>
      <style:text-properties style:font-name="Monospace" fo:font-size="10pt" officeooo:rsid="00465ee1" officeooo:paragraph-rsid="00465ee1" style:font-name-asian="Monospace" style:font-size-asian="10pt" style:font-name-complex="Monospace" style:font-size-complex="10pt"/>
    </style:style>
    <style:style style:name="P35" style:family="paragraph" style:parent-style-name="Standard" style:list-style-name="L1">
      <style:paragraph-properties fo:text-align="justify" style:justify-single-word="false" style:text-autospace="none"/>
      <style:text-properties style:font-name="Monospace" fo:font-size="10pt" officeooo:rsid="004a2c8d" officeooo:paragraph-rsid="004a2c8d" style:font-name-asian="Monospace" style:font-size-asian="10pt" style:font-name-complex="Monospace" style:font-size-complex="10pt"/>
    </style:style>
    <style:style style:name="P36" style:family="paragraph" style:parent-style-name="Standard" style:list-style-name="L1">
      <style:paragraph-properties fo:text-align="justify" style:justify-single-word="false" style:text-autospace="none"/>
      <style:text-properties officeooo:paragraph-rsid="001ec5aa"/>
    </style:style>
    <style:style style:name="P37" style:family="paragraph" style:parent-style-name="Standard" style:list-style-name="L1">
      <style:paragraph-properties fo:text-align="justify" style:justify-single-word="false" style:text-autospace="none"/>
      <style:text-properties officeooo:rsid="001ec5aa" officeooo:paragraph-rsid="001ec5aa"/>
    </style:style>
    <style:style style:name="P38" style:family="paragraph" style:parent-style-name="Standard" style:list-style-name="L1">
      <style:paragraph-properties fo:text-align="justify" style:justify-single-word="false" style:text-autospace="none"/>
      <style:text-properties officeooo:rsid="001ec5aa" officeooo:paragraph-rsid="0039d9d4"/>
    </style:style>
    <style:style style:name="P39" style:family="paragraph" style:parent-style-name="Standard" style:list-style-name="L1">
      <style:paragraph-properties fo:text-align="justify" style:justify-single-word="false" style:text-autospace="none"/>
      <style:text-properties officeooo:rsid="00206ca2" officeooo:paragraph-rsid="00206ca2"/>
    </style:style>
    <style:style style:name="P40" style:family="paragraph" style:parent-style-name="Standard" style:list-style-name="L1">
      <style:paragraph-properties fo:text-align="justify" style:justify-single-word="false" style:text-autospace="none"/>
      <style:text-properties officeooo:rsid="004d0c85" officeooo:paragraph-rsid="005f7e2c"/>
    </style:style>
    <style:style style:name="P41" style:family="paragraph" style:parent-style-name="Standard" style:list-style-name="L1">
      <style:paragraph-properties fo:text-align="justify" style:justify-single-word="false" style:text-autospace="none"/>
      <style:text-properties officeooo:rsid="004e649d" officeooo:paragraph-rsid="005f7e2c"/>
    </style:style>
    <style:style style:name="T1" style:family="text">
      <style:text-properties officeooo:rsid="001ebfe0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font-name="Monospace" fo:font-size="10pt" officeooo:rsid="001ec5aa" style:font-name-asian="Monospace" style:font-size-asian="10pt" style:font-name-complex="Monospace" style:font-size-complex="10pt"/>
    </style:style>
    <style:style style:name="T4" style:family="text">
      <style:text-properties style:font-name="Monospace" fo:font-size="10pt" officeooo:rsid="001fa9b9" style:font-name-asian="Monospace" style:font-size-asian="10pt" style:font-name-complex="Monospace" style:font-size-complex="10pt"/>
    </style:style>
    <style:style style:name="T5" style:family="text">
      <style:text-properties style:font-name="Monospace" fo:font-size="10pt" officeooo:rsid="00226443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officeooo:rsid="00236ee7" style:font-name-asian="Monospace" style:font-size-asian="10pt" style:font-name-complex="Monospace" style:font-size-complex="10pt"/>
    </style:style>
    <style:style style:name="T7" style:family="text">
      <style:text-properties style:font-name="Monospace" fo:font-size="10pt" officeooo:rsid="002591af" style:font-name-asian="Monospace" style:font-size-asian="10pt" style:font-name-complex="Monospace" style:font-size-complex="10pt"/>
    </style:style>
    <style:style style:name="T8" style:family="text">
      <style:text-properties style:font-name="Monospace" fo:font-size="10pt" officeooo:rsid="00269552" style:font-name-asian="Monospace" style:font-size-asian="10pt" style:font-name-complex="Monospace" style:font-size-complex="10pt"/>
    </style:style>
    <style:style style:name="T9" style:family="text">
      <style:text-properties style:font-name="Monospace" fo:font-size="10pt" officeooo:rsid="0027cb17" style:font-name-asian="Monospace" style:font-size-asian="10pt" style:font-name-complex="Monospace" style:font-size-complex="10pt"/>
    </style:style>
    <style:style style:name="T10" style:family="text">
      <style:text-properties style:font-name="Monospace" fo:font-size="10pt" officeooo:rsid="0029b876" style:font-name-asian="Monospace" style:font-size-asian="10pt" style:font-name-complex="Monospace" style:font-size-complex="10pt"/>
    </style:style>
    <style:style style:name="T11" style:family="text">
      <style:text-properties style:font-name="Monospace" fo:font-size="10pt" officeooo:rsid="0039d9d4" style:font-name-asian="Monospace" style:font-size-asian="10pt" style:font-name-complex="Monospace" style:font-size-complex="10pt"/>
    </style:style>
    <style:style style:name="T12" style:family="text">
      <style:text-properties style:font-name="Monospace" fo:font-size="10pt" officeooo:rsid="004e649d" style:font-name-asian="Monospace" style:font-size-asian="10pt" style:font-name-complex="Monospace" style:font-size-complex="10pt"/>
    </style:style>
    <style:style style:name="T13" style:family="text">
      <style:text-properties style:font-name="Monospace" fo:font-size="10pt" officeooo:rsid="004eb359" style:font-name-asian="Monospace" style:font-size-asian="10pt" style:font-name-complex="Monospace" style:font-size-complex="10pt"/>
    </style:style>
    <style:style style:name="T14" style:family="text">
      <style:text-properties style:font-name="Monospace" fo:font-size="10pt" officeooo:rsid="00334a86" style:font-name-asian="Monospace" style:font-size-asian="10pt" style:font-name-complex="Monospace" style:font-size-complex="10pt"/>
    </style:style>
    <style:style style:name="T15" style:family="text"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6" style:family="text">
      <style:text-properties style:font-name="Monospace" fo:font-size="10pt" fo:font-weight="bold" officeooo:rsid="00206ca2" style:font-name-asian="Monospace" style:font-size-asian="10pt" style:font-weight-asian="bold" style:font-name-complex="Monospace" style:font-size-complex="10pt" style:font-weight-complex="bold"/>
    </style:style>
    <style:style style:name="T17" style:family="text">
      <style:text-properties style:font-name="Monospace" fo:font-size="10pt" fo:font-weight="bold" officeooo:rsid="001ec5aa" style:font-name-asian="Monospace" style:font-size-asian="10pt" style:font-weight-asian="bold" style:font-name-complex="Monospace" style:font-size-complex="10pt" style:font-weight-complex="bold"/>
    </style:style>
    <style:style style:name="T18" style:family="text">
      <style:text-properties style:font-name="Monospace" fo:font-size="10pt" fo:font-weight="bold" officeooo:rsid="00236ee7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style:font-name="Monospace" fo:font-size="10pt" fo:font-weight="bold" officeooo:rsid="0039d9d4" style:font-name-asian="Monospace" style:font-size-asian="10pt" style:font-weight-asian="bold" style:font-name-complex="Monospace" style:font-size-complex="10pt" style:font-weight-complex="bold"/>
    </style:style>
    <style:style style:name="T20" style:family="text">
      <style:text-properties style:font-name="Monospace" fo:font-size="10pt" fo:font-weight="bold" officeooo:rsid="003d0aac" style:font-name-asian="Monospace" style:font-size-asian="10pt" style:font-weight-asian="bold" style:font-name-complex="Monospace" style:font-size-complex="10pt" style:font-weight-complex="bold"/>
    </style:style>
    <style:style style:name="T21" style:family="text">
      <style:text-properties style:font-name="Monospace" fo:font-size="10pt" fo:font-weight="bold" officeooo:rsid="001fa9b9" style:font-name-asian="Monospace" style:font-size-asian="10pt" style:font-weight-asian="bold" style:font-name-complex="Monospace" style:font-size-complex="10pt" style:font-weight-complex="bold"/>
    </style:style>
    <style:style style:name="T22" style:family="text">
      <style:text-properties style:font-name="Monospace" fo:font-size="10pt" fo:font-weight="bold" officeooo:rsid="004e649d" style:font-name-asian="Monospace" style:font-size-asian="10pt" style:font-weight-asian="bold" style:font-name-complex="Monospace" style:font-size-complex="10pt" style:font-weight-complex="bold"/>
    </style:style>
    <style:style style:name="T23" style:family="text">
      <style:text-properties style:font-name="Monospace" fo:font-size="10pt" fo:font-weight="bold" officeooo:rsid="004eb359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style:font-name="Monospace" fo:font-size="10pt" fo:font-weight="bold" officeooo:rsid="00334a86" style:font-name-asian="Monospace" style:font-size-asian="10pt" style:font-weight-asian="bold" style:font-name-complex="Monospace" style:font-size-complex="10pt" style:font-weight-complex="bold"/>
    </style:style>
    <style:style style:name="T25" style:family="text"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26" style:family="text">
      <style:text-properties style:font-name="Monospace" fo:font-size="10pt" fo:font-weight="normal" officeooo:rsid="003d0aac" style:font-name-asian="Monospace" style:font-size-asian="10pt" style:font-weight-asian="normal" style:font-name-complex="Monospace" style:font-size-complex="10pt" style:font-weight-complex="normal"/>
    </style:style>
    <style:style style:name="T27" style:family="text">
      <style:text-properties style:font-name="Monospace" fo:font-size="10pt" fo:font-weight="normal" officeooo:rsid="004e649d" style:font-name-asian="Monospace" style:font-size-asian="10pt" style:font-weight-asian="normal" style:font-name-complex="Monospace" style:font-size-complex="10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34a86" style:font-weight-asian="bold" style:font-weight-complex="bold"/>
    </style:style>
    <style:style style:name="T30" style:family="text">
      <style:text-properties fo:font-weight="bold" officeooo:rsid="00258fcd" style:font-weight-asian="bold" style:font-weight-complex="bold"/>
    </style:style>
    <style:style style:name="T31" style:family="text">
      <style:text-properties fo:font-weight="bold" officeooo:rsid="003d0aac" style:font-weight-asian="bold" style:font-weight-complex="bold"/>
    </style:style>
    <style:style style:name="T32" style:family="text">
      <style:text-properties fo:font-weight="bold" officeooo:rsid="0031c77f" style:font-weight-asian="bold" style:font-weight-complex="bold"/>
    </style:style>
    <style:style style:name="T33" style:family="text">
      <style:text-properties fo:font-weight="bold" officeooo:rsid="003ea355" style:font-weight-asian="bold" style:font-weight-complex="bold"/>
    </style:style>
    <style:style style:name="T34" style:family="text">
      <style:text-properties fo:font-weight="bold" officeooo:rsid="004beb65" style:font-weight-asian="bold" style:font-weight-complex="bold"/>
    </style:style>
    <style:style style:name="T35" style:family="text">
      <style:text-properties fo:font-weight="bold" officeooo:rsid="004d0c85" style:font-weight-asian="bold" style:font-weight-complex="bold"/>
    </style:style>
    <style:style style:name="T36" style:family="text">
      <style:text-properties fo:font-weight="bold" officeooo:rsid="003f9952" style:font-weight-asian="bold" style:font-weight-complex="bold"/>
    </style:style>
    <style:style style:name="T37" style:family="text">
      <style:text-properties fo:font-weight="bold" officeooo:rsid="00563f72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officeooo:rsid="00258fcd"/>
    </style:style>
    <style:style style:name="T40" style:family="text">
      <style:text-properties officeooo:rsid="002c7fb9"/>
    </style:style>
    <style:style style:name="T41" style:family="text">
      <style:text-properties officeooo:rsid="002ff090"/>
    </style:style>
    <style:style style:name="T42" style:family="text">
      <style:text-properties officeooo:rsid="00302e38"/>
    </style:style>
    <style:style style:name="T43" style:family="text">
      <style:text-properties officeooo:rsid="0031c77f"/>
    </style:style>
    <style:style style:name="T44" style:family="text">
      <style:text-properties officeooo:rsid="00334a86"/>
    </style:style>
    <style:style style:name="T45" style:family="text">
      <style:text-properties officeooo:rsid="00454f31"/>
    </style:style>
    <style:style style:name="T46" style:family="text">
      <style:text-properties officeooo:rsid="00466f4c"/>
    </style:style>
    <style:style style:name="T47" style:family="text">
      <style:text-properties officeooo:rsid="0046ed81"/>
    </style:style>
    <style:style style:name="T48" style:family="text">
      <style:text-properties officeooo:rsid="0048785e"/>
    </style:style>
    <style:style style:name="T49" style:family="text">
      <style:text-properties officeooo:rsid="0050209d"/>
    </style:style>
    <style:style style:name="T50" style:family="text">
      <style:text-properties officeooo:rsid="005dc675"/>
    </style:style>
    <style:style style:name="T51" style:family="text">
      <style:text-properties officeooo:rsid="006218e9"/>
    </style:style>
    <style:style style:name="T52" style:family="text">
      <style:text-properties officeooo:rsid="006644bb"/>
    </style:style>
    <style:style style:name="T53" style:family="text">
      <style:text-properties officeooo:rsid="006968f7"/>
    </style:style>
    <style:style style:name="T54" style:family="text">
      <style:text-properties officeooo:rsid="006bcbf6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6bcbf6"/>
    </style:style>
    <style:style style:name="T57" style:family="text">
      <style:text-properties style:text-underline-style="solid" style:text-underline-width="auto" style:text-underline-color="font-color" officeooo:rsid="007499cb"/>
    </style:style>
    <style:style style:name="T58" style:family="text">
      <style:text-properties officeooo:rsid="002bac0b"/>
    </style:style>
    <style:style style:name="T59" style:family="text">
      <style:text-properties officeooo:rsid="006e9fdc"/>
    </style:style>
    <style:style style:name="T60" style:family="text">
      <style:text-properties officeooo:rsid="0082258d"/>
    </style:style>
    <style:style style:name="T61" style:family="text">
      <style:text-properties officeooo:rsid="0083fd8c"/>
    </style:style>
    <style:style style:name="T62" style:family="text">
      <style:text-properties officeooo:rsid="0085bc22"/>
    </style:style>
    <style:style style:name="T63" style:family="text">
      <style:text-properties officeooo:rsid="00872c78"/>
    </style:style>
    <style:style style:name="T64" style:family="text">
      <style:text-properties officeooo:rsid="0091855b"/>
    </style:style>
    <style:style style:name="T65" style:family="text">
      <style:text-properties officeooo:rsid="009604e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Collaborateur : Matthieu PIERRE</text:p>
      <text:p text:style-name="P2">Activité du <text:span text:style-name="T1">lundi 02</text:span> <text:span text:style-name="T1">juin</text:span> au <text:span text:style-name="T65">lundi 30</text:span> <text:span text:style-name="T1">juin</text:span> 2014</text:p>
      <text:p text:style-name="P2">MIDDLEWARE FACTORY</text:p>
      <text:p text:style-name="P2"/>
      <text:p text:style-name="P2"/>
      <text:p text:style-name="P8">A. API</text:p>
      <text:p text:style-name="P19"><text:span text:style-name="T56">Objectif :</text:span><text:span text:style-name="T54"> </text:span></text:p>
      <text:p text:style-name="P19"><text:span text:style-name="T54">Exposition des contrats de service</text:span> <text:span text:style-name="T52">de </text:span>GS <text:span text:style-name="T52">envers l'utilisateur</text:span>.</text:p>
      <text:p text:style-name="P18"/>
      <text:p text:style-name="P9"><text:span text:style-name="T57">Processus </text:span><text:span text:style-name="T55">:</text:span></text:p>
      <text:p text:style-name="P22">Réflexion sur la conception d'une norme GS </text:p>
      <text:p text:style-name="P21">Recherche de g<text:span text:style-name="T58">é</text:span>n<text:span text:style-name="T58">é</text:span>ralisation et d'optimisation des <text:span text:style-name="T59">méthodes</text:span> d'appel.</text:p>
      <text:p text:style-name="P20">Analyse des exigences sous-jacentes via les couches <text:span text:style-name="T59">d’implémentation.</text:span></text:p>
      <text:p text:style-name="P26">Remise en cause et réécriture de la norme d’écriture GS de la Javadoc sur la base de celle mise en place par Oracle et des principaux frameworks JEE.</text:p>
      <text:p text:style-name="P27"/>
      <text:p text:style-name="P28">Solution<text:span text:style-name="T51">s</text:span> technique<text:span text:style-name="T51">s</text:span> mise<text:span text:style-name="T51">s</text:span> en place :</text:p>
      <text:p text:style-name="P31"><text:span text:style-name="T24">Initialiser l'api nouvelle génération</text:span><text:span text:style-name="T14"> sur la base de GenericSystem 2 (précédente version) avec réappropriation du code sur les </text:span><text:span text:style-name="T24">spécificités GenericSystem 3</text:span><text:span text:style-name="T14"> :</text:span></text:p>
      <text:list xml:id="list6062648777922267352" text:style-name="L1">
        <text:list-item>
          <text:list>
            <text:list-item>
              <text:p text:style-name="P34">le <text:span text:style-name="T28">point d'accès au modèle et aux données Engine</text:span> permet non seulement la gestion du modèle de données et des données mais aussi l’interaction avec le<text:span text:style-name="T50">(s)</text:span> <text:span text:style-name="T46">C</text:span>ache,</text:p>
            </text:list-item>
            <text:list-item>
              <text:p text:style-name="P34">Le <text:span text:style-name="T28">cache</text:span> permet l<text:span text:style-name="T49">es </text:span>transaction<text:span text:style-name="T49">s</text:span> et <text:span text:style-name="T47">par</text:span> extension l'isolation et la sécurisation des transactions et données dans un univers concurrentiel,</text:p>
            </text:list-item>
            <text:list-item>
              <text:p text:style-name="P34">Les <text:span text:style-name="T28">éléments de base</text:span> en termes d'informations sont les <text:span text:style-name="T28">Generic</text:span>. Les Generic ne sont plus décomposés en Type, Attribut, Relation, Link, Holder, … <text:span text:style-name="T48">comme dans GS2 mais gardent leur couche d'abstraction et ainsi de modularité forte,</text:span></text:p>
            </text:list-item>
            <text:list-item>
              <text:p text:style-name="P35">Un ensemble de Generic est utilisé et manipulé via un Snapshot.</text:p>
            </text:list-item>
          </text:list>
        </text:list-item>
      </text:list>
      <text:p text:style-name="P33"/>
      <text:p text:style-name="P7"><text:span text:style-name="T37">Effectuer</text:span><text:span text:style-name="T35"> la r</text:span><text:span text:style-name="T28">efonte complète </text:span><text:span text:style-name="T34">et profonde</text:span><text:span text:style-name="T28"> de la javadoc</text:span> pour l'api nouvelle génération avec travail important sur la vulgarisation des principes de GenericSystem 3 en anglais.</text:p>
      <text:p text:style-name="P14"/>
      <text:p text:style-name="P14"/>
      <text:p text:style-name="P13">B. Gestion des nœuds </text:p>
      <text:p text:style-name="P29">Objectif : </text:p>
      <text:p text:style-name="P17">Manipulation des nœuds du graphe de GS.</text:p>
      <text:p text:style-name="P17"/>
      <text:p text:style-name="P10"><text:span text:style-name="T57">Processus </text:span><text:span text:style-name="T55">:</text:span></text:p>
      <text:p text:style-name="P23"><text:span text:style-name="T61">Recherche de</text:span> méthodes de résolution de la gestion des nœuds sur la base d'un CRUD qui prend en compte les différents graphes <text:span text:style-name="T60">Generic et Vertex</text:span>.</text:p>
      <text:p text:style-name="P24">Réflexion sur l’intégration d'un code <text:span text:style-name="T62">innovant </text:span>oriente fonctionnel sur la base des évolutions java8 (multi-inheritance <text:span text:style-name="T64">d'instance </text:span>avec default <text:span text:style-name="T64">methods</text:span>, FunctionalInterface <text:span text:style-name="T63">combinées aux</text:span> lambda expressions, manipulation de stream).</text:p>
      <text:p text:style-name="P11"/>
      <text:p text:style-name="P28">Solution<text:span text:style-name="T51">s</text:span> technique<text:span text:style-name="T51">s</text:span> mise<text:span text:style-name="T51">s</text:span> en place :</text:p>
      <text:p text:style-name="P3"><text:span text:style-name="T28">Corr</text:span><text:span text:style-name="T36">iger</text:span><text:span text:style-name="T28"> l</text:span><text:span text:style-name="T36">es</text:span><text:span text:style-name="T28"> méthode</text:span><text:span text:style-name="T36">s</text:span><text:span text:style-name="T28"> remove</text:span><text:span text:style-name="T38">()</text:span><text:span text:style-name="T28"> </text:span><text:span text:style-name="T30">et setValue</text:span><text:span text:style-name="T39">(Serializable) </text:span>avec <text:span text:style-name="T28">refactorisation</text:span> du code et ajout de tests pour atteindre une <text:span text:style-name="T28">couverture de code d'au moins 95 % </text:span>soit :</text:p>
      <text:list xml:id="list144323846034633" text:continue-list="list6062648777922267352" text:style-name="L1">
        <text:list-item text:start-value="1">
          <text:p text:style-name="P36"><text:span text:style-name="T16">C</text:span><text:span text:style-name="T17">orriger</text:span><text:span text:style-name="T3"> la hiérarchie descenda</text:span><text:span text:style-name="T7">n</text:span><text:span text:style-name="T3">te en hiérarchie ascendante pour la suppression en cascade,</text:span></text:p>
        </text:list-item>
        <text:list-item>
          <text:p text:style-name="P36"><text:span text:style-name="T16">S</text:span><text:span text:style-name="T17">upprimer des arguments inutiles</text:span><text:span text:style-name="T3"> pour le remove()(RestructurationService),</text:span></text:p>
        </text:list-item>
        <text:list-item>
          <text:p text:style-name="P37"><text:span text:style-name="T16">S</text:span><text:span text:style-name="T15">cinder les mises à jour et suppression de RestructuratorService</text:span><text:span text:style-name="T2"> vers RemovableService et UpdatableService et </text:span><text:span text:style-name="T15">par extension pour les tests</text:span><text:span text:style-name="T2"> de mise à jour et de suppression dans deux classes spécifiques SetValueTest et RemoveTest,</text:span></text:p>
        </text:list-item>
        <text:list-item>
          <text:p text:style-name="P39"><text:soft-page-break/><text:span text:style-name="T18">Impacter les tests</text:span><text:span text:style-name="T6"> sur la mise à jour et </text:span><text:span text:style-name="T18">ajouter</text:span><text:span text:style-name="T15"> de nombreux tests</text:span><text:span text:style-name="T2"> </text:span><text:span text:style-name="T5">sur la suppression,</text:span></text:p>
        </text:list-item>
        <text:list-item>
          <text:p text:style-name="P38"><text:span text:style-name="T15">Utiliser l'existant</text:span><text:span text:style-name="T2"> pour les tests RollbackCatcher permettant ainsi d'éviter les réécritures de try catch et par extension la duplication de code,</text:span></text:p>
        </text:list-item>
        <text:list-item>
          <text:p text:style-name="P37"><text:span text:style-name="T19">Refactoriser</text:span><text:span text:style-name="T11"> en déplaçant</text:span><text:span text:style-name="T2"> </text:span><text:span text:style-name="T11">l</text:span><text:span text:style-name="T2">es méthodes de log dans les parents avec visibilité adéquate puis correction de la méthode .info() utilisée par défaut,</text:span></text:p>
        </text:list-item>
        <text:list-item>
          <text:p text:style-name="P37"><text:span text:style-name="T4">D</text:span><text:span text:style-name="T2">épl</text:span><text:span text:style-name="T4">a</text:span><text:span text:style-name="T2">cer le RemoveStrategy dans un package </text:span><text:span text:style-name="T15">static</text:span><text:span text:style-name="T25">,</text:span></text:p>
        </text:list-item>
      </text:list>
      <text:p text:style-name="P32"/>
      <text:p text:style-name="P32"><text:span text:style-name="T15">Corr</text:span><text:span text:style-name="T20">iger</text:span><text:span text:style-name="T15"> la méthode computeAllDependencies</text:span><text:span text:style-name="T20">()</text:span><text:span text:style-name="T26"> </text:span><text:span text:style-name="T8">par la </text:span><text:span text:style-name="T4">stratégie d'ajout des nœuds de pré-fixé </text:span><text:span text:style-name="T8">(avant)</text:span><text:span text:style-name="T4"> vers </text:span><text:span text:style-name="T21">post-fixé</text:span><text:span text:style-name="T4"> </text:span><text:span text:style-name="T8">(</text:span><text:span text:style-name="T9">nouvelle version</text:span><text:span text:style-name="T8">) </text:span><text:span text:style-name="T10">pour permettre un empilement adéquat aux parcours effectués par les méthodes appelées ensuite (par exemple la méthode remove())</text:span><text:span text:style-name="T4">.</text:span></text:p>
      <text:p text:style-name="P3"/>
      <text:p text:style-name="P4"><text:span text:style-name="T28">Ajout</text:span><text:span text:style-name="T31">er</text:span><text:span text:style-name="T28"> la méthode addSuper()</text:span> permettant d'ajouter des supers aux nœuds et ajout de méthodes liées. <text:span text:style-name="T43">Tests liés avec comme objectif le </text:span><text:span text:style-name="T32">test fonctionnel complet</text:span><text:span text:style-name="T43"> de l'applicatif et une </text:span><text:span text:style-name="T32">couverture de code d'au moins 95 %</text:span><text:span text:style-name="T43">.</text:span></text:p>
      <text:p text:style-name="P4"/>
      <text:p text:style-name="P5"><text:span text:style-name="T31">Mettre en place</text:span><text:span text:style-name="T28"> </text:span><text:span text:style-name="T31">des</text:span><text:span text:style-name="T28"> interface</text:span><text:span text:style-name="T31">s</text:span><text:span text:style-name="T28"> fonctionnelle</text:span><text:span text:style-name="T31">s</text:span><text:span text:style-name="T28"> </text:span>(dans le sens java8) pour factoriser et accroître la lisibilité et l'utilisabilité <text:span text:style-name="T40">par la simplicité de paramétrage dynamique </text:span>des méthodes de modification des nœuds (par exemple setValue, remove, addSuper, ...).</text:p>
      <text:p text:style-name="P5"/>
      <text:p text:style-name="P6"><text:span text:style-name="T28">Ajout</text:span><text:span text:style-name="T31">er</text:span><text:span text:style-name="T28"> </text:span><text:span text:style-name="T33">la</text:span><text:span text:style-name="T28"> méthode getSupers()</text:span> <text:span text:style-name="T45">qui retourne</text:span> une List&lt;T&gt; et <text:span text:style-name="T41">mise à jour de l'ensemble</text:span> du parc applicatif <text:span text:style-name="T41">et des tests </text:span>pour tous les passages par (<text:span text:style-name="T42">(</text:span>Stream&lt;T&gt;<text:span text:style-name="T42">)</text:span> xx).collect(Collectors.asList()).</text:p>
      <text:p text:style-name="P6"/>
      <text:p text:style-name="P15"><text:span text:style-name="T29">Ajouter la méthode replaceComponents(T, T)</text:span><text:span text:style-name="T44"> qui remplace un composant par un autre. Création des tests unitaires.</text:span></text:p>
      <text:p text:style-name="P15"/>
      <text:p text:style-name="P15"/>
      <text:p text:style-name="P13">C. Communication </text:p>
      <text:p text:style-name="P29">Objectif : </text:p>
      <text:p text:style-name="P8"><text:span text:style-name="T53">Diffusion et v</text:span>ulgarisation des concepts de GS.</text:p>
      <text:p text:style-name="P8"/>
      <text:p text:style-name="P12"><text:span text:style-name="T57">Processus </text:span><text:span text:style-name="T55">:</text:span></text:p>
      <text:p text:style-name="P25">Remise en cause de la méthodologie employée précédemment.</text:p>
      <text:p text:style-name="P25">Recherche de nouvelles conceptions et pratiques de formation aux outils GS.</text:p>
      <text:p text:style-name="P25">Lecture et analyse des articles pour mettre en place une proposition de vulgarisation des principes GS.</text:p>
      <text:p text:style-name="P8"/>
      <text:p text:style-name="P28">Solution<text:span text:style-name="T51">s</text:span> technique<text:span text:style-name="T51">s</text:span> mise<text:span text:style-name="T51">s</text:span> en place :</text:p>
      <text:p text:style-name="P16"><text:span text:style-name="T28">M</text:span><text:span text:style-name="T35">ettre</text:span><text:span text:style-name="T28"> à jour </text:span><text:span text:style-name="T35">l</text:span><text:span text:style-name="T28">es articles du blog </text:span><text:span text:style-name="T35">de M</text:span><text:span text:style-name="T28">iddleware </text:span><text:span text:style-name="T35">F</text:span><text:span text:style-name="T28">actory</text:span> et de la logique globale de formation à GenericSystem :</text:p>
      <text:list xml:id="list144323156596380" text:continue-list="list144323846034633" text:style-name="L1">
        <text:list-item text:start-value="1">
          <text:p text:style-name="P40"><text:span text:style-name="T15">Réécriture de l'ensemble des articles</text:span><text:span text:style-name="T2"> (10 articles concernés) sur la logique de </text:span><text:span text:style-name="T22">vulgarisation</text:span><text:span text:style-name="T12"> et de </text:span><text:span text:style-name="T15">pratique par le code,</text:span></text:p>
        </text:list-item>
        <text:list-item>
          <text:p text:style-name="P40"><text:span text:style-name="T2">Ajout de </text:span><text:span text:style-name="T15">comparaisons avec le monde objet Java et le monde relationnel</text:span><text:span text:style-name="T2"> (au sens base de données relationnel) pour bien mettre en avant les défauts des deux précédents modèles face à GenericSystem,</text:span></text:p>
        </text:list-item>
        <text:list-item>
          <text:p text:style-name="P40"><text:span text:style-name="T15">Réaménagement des articles</text:span><text:span text:style-name="T2"> selon la difficulté (base, avancé, expert) et la logique en termes de formation par le code,</text:span></text:p>
        </text:list-item>
        <text:list-item>
          <text:p text:style-name="P40"><text:span text:style-name="T22">Correction</text:span><text:span text:style-name="T12"> des commentaires en anglais</text:span><text:span text:style-name="T2">,</text:span></text:p>
        </text:list-item>
        <text:list-item>
          <text:p text:style-name="P41"><text:span text:style-name="T15">Fusion du code</text:span><text:span text:style-name="T2"> lorsque non utile à la compréhension,</text:span></text:p>
        </text:list-item>
        <text:list-item>
          <text:p text:style-name="P40"><text:span text:style-name="T17">F</text:span><text:span text:style-name="T15">ission </text:span><text:span text:style-name="T23">pour simplifier</text:span><text:span text:style-name="T13"> </text:span><text:span text:style-name="T2">de </text:span><text:span text:style-name="T12">l'</text:span><text:span text:style-name="T2">article sur les contraintes</text:span><text:span text:style-name="T25"> </text:span><text:span text:style-name="T27">en deux articles</text:span><text:span text:style-name="T25">.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54449e" officeooo:paragraph-rsid="005444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n°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0:27:14</meta:creation-date>
    <dc:date>2014-06-27T14:14:07.996656173</dc:date>
    <meta:editing-duration>PT3H6M58S</meta:editing-duration>
    <meta:editing-cycles>124</meta:editing-cycles>
    <meta:generator>LibreOffice/4.2.4.2$Linux_X86_64 LibreOffice_project/420m0$Build-2</meta:generator>
    <meta:print-date>2014-06-03T10:54:56</meta:print-date>
    <meta:document-statistic meta:table-count="0" meta:image-count="0" meta:object-count="0" meta:page-count="2" meta:paragraph-count="54" meta:word-count="787" meta:character-count="5105" meta:non-whitespace-character-count="4383"/>
  </office:meta>
</office:document-meta>
</file>